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 style:list-style-name="L1"/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 style:list-style-name="L2"/>
    <style:style style:name="P4" style:family="paragraph" style:parent-style-name="Standard" style:list-style-name="L2">
      <style:text-properties officeooo:paragraph-rsid="0022dffe"/>
    </style:style>
    <style:style style:name="P5" style:family="paragraph" style:parent-style-name="Standard">
      <style:text-properties officeooo:rsid="0020644a" officeooo:paragraph-rsid="0020644a"/>
    </style:style>
    <style:style style:name="P6" style:family="paragraph" style:parent-style-name="Standard" style:list-style-name="L3">
      <style:text-properties officeooo:rsid="0020644a" officeooo:paragraph-rsid="0020644a"/>
    </style:style>
    <style:style style:name="P7" style:family="paragraph" style:parent-style-name="Standard" style:list-style-name="L3">
      <style:text-properties officeooo:rsid="0020c3fc" officeooo:paragraph-rsid="0020c3fc"/>
    </style:style>
    <style:style style:name="P8" style:family="paragraph" style:parent-style-name="Standard">
      <style:text-properties officeooo:rsid="0020c3fc" officeooo:paragraph-rsid="0020c3fc"/>
    </style:style>
    <style:style style:name="T1" style:family="text">
      <style:text-properties officeooo:rsid="002293be"/>
    </style:style>
    <style:style style:name="T2" style:family="text">
      <style:text-properties officeooo:rsid="00240260"/>
    </style:style>
    <style:style style:name="T3" style:family="text">
      <style:text-properties officeooo:rsid="001edaba"/>
    </style:style>
    <style:style style:name="T4" style:family="text">
      <style:text-properties officeooo:rsid="001fe413"/>
    </style:style>
    <style:style style:name="T5" style:family="text">
      <style:text-properties officeooo:rsid="0022dffe"/>
    </style:style>
    <style:style style:name="T6" style:family="text">
      <style:text-properties officeooo:rsid="001e324c"/>
    </style:style>
    <style:style style:name="T7" style:family="text">
      <style:text-properties officeooo:rsid="0023b6c3"/>
    </style:style>
    <style:style style:name="T8" style:family="text">
      <style:text-properties officeooo:rsid="0020c3fc"/>
    </style:style>
    <style:style style:name="T9" style:family="text">
      <style:text-properties officeooo:rsid="0022a685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Overview</text:p>
      <text:p text:style-name="Standard"/>
      <text:p text:style-name="Standard">MBet-Adera is a parcel delivery tracking system <text:span text:style-name="T1">in </text:span><text:span text:style-name="T2">Addis Ababa, </text:span><text:span text:style-name="T1">Ethiopia </text:span>designed for seamless operations across web and mobile platforms (Android &amp; iOS). It supports real-time tracking, secure recipient verification, AI-powered support, in-app communication, local payment integrations, and multilingual support. The backend leverages Supabase (a free-tier friendly alternative to Firebase) with PostgreSQL for database management.</text:p>
      <text:p text:style-name="Standard"/>
      <text:p text:style-name="Standard">Key user roles:</text:p>
      <text:p text:style-name="Standard"/>
      <text:list text:style-name="L1">
        <text:list-item>
          <text:p text:style-name="P1">Customers: Senders and Receivers.</text:p>
          <text:p text:style-name="P1"/>
        </text:list-item>
        <text:list-item>
          <text:p text:style-name="P1">Partners: Pickup and Dropoff Points.</text:p>
          <text:p text:style-name="P1"/>
        </text:list-item>
        <text:list-item>
          <text:p text:style-name="P1">Personnel: Sorting facility staff and couriers.</text:p>
          <text:p text:style-name="P1"/>
        </text:list-item>
      </text:list>
      <text:p text:style-name="Standard"/>
      <text:p text:style-name="Standard">2. Features and Implementation</text:p>
      <text:p text:style-name="Standard"/>
      <text:p text:style-name="Standard">2.1 User Authentication and Management</text:p>
      <text:p text:style-name="Standard"/>
      <text:p text:style-name="Standard">Requirement: Users register/authenticate via email, phone, or social media.</text:p>
      <text:p text:style-name="Standard"/>
      <text:p text:style-name="Standard">Implementation: Use Supabase Auth, which supports multiple authentication providers (email/password, OAuth for Google/Facebook/Apple).</text:p>
      <text:p text:style-name="Standard"/>
      <text:p text:style-name="Standard">Example Code:</text:p>
      <text:p text:style-name="Standard"/>
      <text:p text:style-name="Standard">javascript</text:p>
      <text:p text:style-name="Standard">import { createClient } from '@supabase/supabase-js';</text:p>
      <text:p text:style-name="Standard">const supabase = createClient(SUPABASE_URL, SUPABASE_ANON_KEY);</text:p>
      <text:p text:style-name="Standard"/>
      <text:p text:style-name="Standard">const signUp = async (email, password) =&gt; {</text:p>
      <text:p text:style-name="Standard"><text:s text:c="2"/>const { user, error } = await supabase.auth.signUp({ email, password });</text:p>
      <text:p text:style-name="Standard"><text:s text:c="2"/>if (error) console.error(error);</text:p>
      <text:p text:style-name="Standard"><text:s text:c="2"/>return user;</text:p>
      <text:p text:style-name="Standard">};</text:p>
      <text:p text:style-name="Standard"/>
      <text:p text:style-name="Standard">2.2 Parcel Sending and Tracking</text:p>
      <text:p text:style-name="Standard"/>
      <text:p text:style-name="Standard">Requirement: Users input sender/receiver details, select pickup/dropoff points, and track parcels in real time.</text:p>
      <text:p text:style-name="Standard"/>
      <text:p text:style-name="Standard">Implementation:</text:p>
      <text:p text:style-name="Standard"/>
      <text:p text:style-name="Standard">Use Supabase/<text:span text:style-name="T3">PostgreSQL</text:span> for database storage of parcel details <text:span text:style-name="T4">and users’ details including Wallet balance with MBet-Adera</text:span>.</text:p>
      <text:p text:style-name="Standard"/>
      <text:p text:style-name="Standard"><text:soft-page-break/>Generate a unique tracking number and QR code using libraries like qrcode for Node.js or React Native.</text:p>
      <text:p text:style-name="Standard"/>
      <text:p text:style-name="Standard">Notify users via in-app notifications using tools like Firebase Cloud Messaging or Expo Push Notifications.</text:p>
      <text:p text:style-name="Standard"/>
      <text:p text:style-name="Standard">2.3 Recipient Verification</text:p>
      <text:p text:style-name="Standard"/>
      <text:p text:style-name="Standard">Requirement: Secret codes are sent to receivers upon parcel arrival at dropoff points.</text:p>
      <text:p text:style-name="Standard"/>
      <text:p text:style-name="Standard">Implementation:</text:p>
      <text:p text:style-name="Standard"/>
      <text:p text:style-name="Standard">Generate random codes using libraries like uuid or crypto.</text:p>
      <text:p text:style-name="Standard"/>
      <text:p text:style-name="Standard">Send codes via SMS or <text:span text:style-name="T4">email using</text:span> Supabase's built-in email functionality, <text:span text:style-name="T4">Resend</text:span> <text:span text:style-name="T4">or other free services</text:span>.</text:p>
      <text:p text:style-name="Standard"/>
      <text:p text:style-name="Standard">2.4 AI Support Integration</text:p>
      <text:p text:style-name="Standard"/>
      <text:p text:style-name="Standard">Requirement: Provide AI-driven support for user inquiries.</text:p>
      <text:p text:style-name="Standard"/>
      <text:p text:style-name="Standard">Implementation:</text:p>
      <text:p text:style-name="Standard"/>
      <text:p text:style-name="Standard">Use free AI tools like OpenAI's GPT API (trial credits available) or Google's Dialogflow for chatbot integration.</text:p>
      <text:p text:style-name="Standard"/>
      <text:p text:style-name="Standard">Example: Integrate GPT API for FAQs within the app.</text:p>
      <text:p text:style-name="Standard"/>
      <text:p text:style-name="Standard">2.5 In-App Communication</text:p>
      <text:p text:style-name="Standard"/>
      <text:p text:style-name="Standard">Requirement: Enable chat between users <text:span text:style-name="T3">and users, users and partners, users</text:span> and support staff; send notifications.</text:p>
      <text:p text:style-name="Standard"/>
      <text:p text:style-name="Standard">Implementation:</text:p>
      <text:p text:style-name="Standard"/>
      <text:p text:style-name="Standard">Use in-app messaging libraries like Firebase Realtime Database or Supabase's real-time capabilities.</text:p>
      <text:p text:style-name="Standard"/>
      <text:p text:style-name="Standard">For notifications, integrate Expo Push Notifications for React Native apps.</text:p>
      <text:p text:style-name="Standard"/>
      <text:p text:style-name="Standard">2.6 Payment Integration</text:p>
      <text:p text:style-name="Standard"/>
      <text:p text:style-name="Standard">Requirement: Integrate YenePay, <text:span text:style-name="T1">(Chapa)</text:span> and TeleBirr payment gateways.</text:p>
      <text:p text:style-name="Standard"/>
      <text:p text:style-name="Standard">Implementation:</text:p>
      <text:p text:style-name="Standard"/>
      <text:p text:style-name="Standard">Follow YenePay's API documentation for SDK integration. <text:span text:style-name="T1">(Or also, Chapa’s dev portal doc)</text:span></text:p>
      <text:p text:style-name="Standard"/>
      <text:p text:style-name="Standard">Use TeleBirr's integration guide to set up payment workflows.</text:p>
      <text:p text:style-name="Standard"/>
      <text:p text:style-name="Standard"><text:soft-page-break/>2.7 Accessibility</text:p>
      <text:p text:style-name="Standard"/>
      <text:p text:style-name="Standard">Requirement: Ensure compliance with WCAG guidelines.</text:p>
      <text:p text:style-name="Standard"/>
      <text:p text:style-name="Standard">Implementation:</text:p>
      <text:p text:style-name="Standard"/>
      <text:p text:style-name="Standard">Use accessibility tools in React Native (e.g., accessibility Label, accessible props).</text:p>
      <text:p text:style-name="Standard"/>
      <text:p text:style-name="Standard">Test with accessibility auditing tools like Lighthouse.</text:p>
      <text:p text:style-name="Standard"/>
      <text:p text:style-name="Standard"/>
      <text:p text:style-name="Standard">2.8 Multilingual Support</text:p>
      <text:p text:style-name="Standard"/>
      <text:p text:style-name="Standard">Requirement: Support English, Amharic, Oromiffa, and Tigrigna.</text:p>
      <text:p text:style-name="Standard"/>
      <text:p text:style-name="Standard">Implementation:</text:p>
      <text:p text:style-name="Standard"/>
      <text:p text:style-name="Standard">Use i18n libraries like react-i18next for localization.</text:p>
      <text:p text:style-name="Standard"/>
      <text:p text:style-name="Standard">Store translations in JSON files for easy updates.</text:p>
      <text:p text:style-name="Standard"/>
      <text:p text:style-name="Standard">3. Technical Stack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Component</text:p>
          </table:table-cell>
          <table:table-cell table:style-name="Table1.A1" office:value-type="string">
            <text:p text:style-name="P2">Technology/Tool</text:p>
          </table:table-cell>
          <table:table-cell table:style-name="Table1.C1" office:value-type="string">
            <text:p text:style-name="P2">Notes</text:p>
          </table:table-cell>
        </table:table-row>
        <table:table-row>
          <table:table-cell table:style-name="Table1.A2" office:value-type="string">
            <text:p text:style-name="P2">Frontend</text:p>
          </table:table-cell>
          <table:table-cell table:style-name="Table1.A2" office:value-type="string">
            <text:p text:style-name="P2">React Native with Expo</text:p>
          </table:table-cell>
          <table:table-cell table:style-name="Table1.C2" office:value-type="string">
            <text:p text:style-name="P2">Cross-platform development</text:p>
          </table:table-cell>
        </table:table-row>
        <table:table-row>
          <table:table-cell table:style-name="Table1.A2" office:value-type="string">
            <text:p text:style-name="P2">Backend</text:p>
          </table:table-cell>
          <table:table-cell table:style-name="Table1.A2" office:value-type="string">
            <text:p text:style-name="P2">Supabase (PostgreSQL + Auth)</text:p>
          </table:table-cell>
          <table:table-cell table:style-name="Table1.C2" office:value-type="string">
            <text:p text:style-name="P2">Real-time database</text:p>
          </table:table-cell>
        </table:table-row>
        <table:table-row>
          <table:table-cell table:style-name="Table1.A2" office:value-type="string">
            <text:p text:style-name="P2">Payment Gateways</text:p>
          </table:table-cell>
          <table:table-cell table:style-name="Table1.A2" office:value-type="string">
            <text:p text:style-name="P2">YenePay, <text:span text:style-name="T1">(Chapa)</text:span> &amp; TeleBirr</text:p>
          </table:table-cell>
          <table:table-cell table:style-name="Table1.C2" office:value-type="string">
            <text:p text:style-name="P2">Local payment integrations</text:p>
          </table:table-cell>
        </table:table-row>
        <table:table-row>
          <table:table-cell table:style-name="Table1.A2" office:value-type="string">
            <text:p text:style-name="P2">Notifications</text:p>
          </table:table-cell>
          <table:table-cell table:style-name="Table1.A2" office:value-type="string">
            <text:p text:style-name="P2">Expo Push Notifications</text:p>
          </table:table-cell>
          <table:table-cell table:style-name="Table1.C2" office:value-type="string">
            <text:p text:style-name="P2">Free tier available</text:p>
          </table:table-cell>
        </table:table-row>
        <table:table-row>
          <table:table-cell table:style-name="Table1.A2" office:value-type="string">
            <text:p text:style-name="P2">QR Code Generation</text:p>
          </table:table-cell>
          <table:table-cell table:style-name="Table1.A2" office:value-type="string">
            <text:p text:style-name="P2">qrcode library</text:p>
          </table:table-cell>
          <table:table-cell table:style-name="Table1.C2" office:value-type="string">
            <text:p text:style-name="P2">Generate QR codes</text:p>
          </table:table-cell>
        </table:table-row>
        <table:table-row>
          <table:table-cell table:style-name="Table1.A2" office:value-type="string">
            <text:p text:style-name="P2">AI Support</text:p>
          </table:table-cell>
          <table:table-cell table:style-name="Table1.A2" office:value-type="string">
            <text:p text:style-name="P2">OpenAI GPT API / Dialogflow</text:p>
          </table:table-cell>
          <table:table-cell table:style-name="Table1.C2" office:value-type="string">
            <text:p text:style-name="P2">Trial credits available</text:p>
          </table:table-cell>
        </table:table-row>
      </table:table>
      <text:p text:style-name="Standard"/>
      <text:p text:style-name="Standard"/>
      <text:p text:style-name="Standard">4. Case Scenario Implementation</text:p>
      <text:p text:style-name="Standard"/>
      <text:p text:style-name="Standard">Example Workflow</text:p>
      <text:p text:style-name="Standard"/>
      <text:list text:style-name="L2">
        <text:list-item>
          <text:p text:style-name="P3">Alex logs into the app using Supabase Auth.</text:p>
          <text:p text:style-name="P3"/>
        </text:list-item>
        <text:list-item>
          <text:p text:style-name="P4">He selects pickup/drop-off points from a map (using libraries like react-native-maps) or dropdown lists <text:span text:style-name="T5">of names of Mbet-Adera’s partners serving as pickup/drop-off locations </text:span><text:s/>populated from the database.</text:p>
          <text:p text:style-name="P3"/>
        </text:list-item>
        <text:list-item>
          <text:p text:style-name="P3">Upon confirming parcel details, the system calculates fees based on package attributes and location (stored in Supabase).</text:p>
          <text:p text:style-name="P3"/>
        </text:list-item>
        <text:list-item>
          <text:p text:style-name="P3">Alex chooses a payment method:</text:p>
          <text:p text:style-name="P3"><text:soft-page-break/></text:p>
          <text:list>
            <text:list-item>
              <text:p text:style-name="P3">If paying upfront: Redirect to YenePay/TeleBirr gateway or deduct from his wallet balance <text:span text:style-name="T5">(deposited amount balance in MBet-Adera) </text:span>stored in Supabase.</text:p>
              <text:p text:style-name="P3"/>
            </text:list-item>
            <text:list-item>
              <text:p text:style-name="P3">If Beza pays later: A notification is sent to Beza via push notification <text:span text:style-name="T5">and/</text:span>or SMS/email <text:span text:style-name="T5">and hence her confirmation likewise is expected to create the parcel delivery process</text:span>.</text:p>
              <text:p text:style-name="P3"/>
            </text:list-item>
          </text:list>
        </text:list-item>
        <text:list-item>
          <text:p text:style-name="P3">Upon successful payment, a unique tracking number and QR code are generated and shared with all stakeholders <text:span text:style-name="T6">of the particular parcel</text:span> via notifications or emails.</text:p>
          <text:p text:style-name="P3"/>
        </text:list-item>
        <text:list-item>
          <text:p text:style-name="P4"><text:span text:style-name="T5">During the arrival of the parcel at the dropoff point from the sorting facility, a verification code is sent to the recipient via push in-app notifications and/or email/sms. </text:span></text:p>
          <text:p text:style-name="P3"/>
        </text:list-item>
        <text:list-item>
          <text:p text:style-name="P3">Beza collects the parcel by verifying her secret code at the drop-off point.</text:p>
          <text:p text:style-name="P3"/>
        </text:list-item>
      </text:list>
      <text:p text:style-name="Standard">5. Next Steps</text:p>
      <text:p text:style-name="Standard"/>
      <text:p text:style-name="Standard">Set up Supabase project with authentication and database schema for users, parcels, payments, <text:span text:style-name="T7">messages, chats,</text:span> etc.</text:p>
      <text:p text:style-name="Standard"/>
      <text:p text:style-name="Standard">Acquire API keys for YenePay <text:span text:style-name="T1">or Chapa Payment </text:span>and TeleBirr integrations.</text:p>
      <text:p text:style-name="Standard"/>
      <text:p text:style-name="Standard">Implement localization using react-i18next.</text:p>
      <text:p text:style-name="Standard"/>
      <text:p text:style-name="Standard">Research AI chatbot solutions suitable for real-time assistance.</text:p>
      <text:p text:style-name="Standard"/>
      <text:p text:style-name="Standard">This guide ensures developers can implement MBet-Adera efficiently using free or low-cost tools while maintaining scalability and user experience quality.</text:p>
      <text:p text:style-name="Standard">---------------------------------</text:p>
      <text:p text:style-name="Standard"/>
      <text:p text:style-name="P5">Refer to <text:span text:style-name="T8">the documentations for implementation while development or error fixing.</text:span></text:p>
      <text:list text:style-name="L3">
        <text:list-item>
          <text:p text:style-name="P6">Expo’s Documentation : <text:a xlink:type="simple" xlink:href="https://docs.expo.dev/" text:style-name="Internet_20_link" text:visited-style-name="Visited_20_Internet_20_Link">https://docs.expo.dev/</text:a></text:p>
        </text:list-item>
        <text:list-item>
          <text:p text:style-name="P6">React Native Documentation : <text:a xlink:type="simple" xlink:href="https://reactnative.dev/docs/getting-started" text:style-name="Internet_20_link" text:visited-style-name="Visited_20_Internet_20_Link">https://reactnative.dev/docs/getting-started</text:a></text:p>
        </text:list-item>
        <text:list-item>
          <text:p text:style-name="P6">YenePay : <text:a xlink:type="simple" xlink:href="https://github.com/yenepay" text:style-name="Internet_20_link" text:visited-style-name="Visited_20_Internet_20_Link">https://github.com/yenepay</text:a></text:p>
        </text:list-item>
        <text:list-item>
          <text:p text:style-name="P7">TeleBirr developer portal documentation : <text:a xlink:type="simple" xlink:href="https://developer.ethiotelecom.et/docs/category/inapp-sdk-integration" text:style-name="Internet_20_link" text:visited-style-name="Visited_20_Internet_20_Link">https://developer.ethiotelecom.et/docs/category/inapp-sdk-integration</text:a></text:p>
        </text:list-item>
        <text:list-item>
          <text:p text:style-name="P7">Chapa Payment Gateway developers’ documentation : <text:a xlink:type="simple" xlink:href="https://developer.chapa.co/" text:style-name="Internet_20_link" text:visited-style-name="Visited_20_Internet_20_Link">https://developer.chapa.co/</text:a></text:p>
        </text:list-item>
      </text:list>
      <text:p text:style-name="P8"/>
      <text:p text:style-name="P8"/>
      <text:p text:style-name="P8">Supabase url : https://jaqwviuxhxsxypmffece.supabase.co</text:p>
      <text:p text:style-name="P8"/>
      <text:p text:style-name="P8"><text:span text:style-name="T9">Supabase </text:span>anon key : eyJhbGciOiJIUzI1NiIsInR5cCI6IkpXVCJ9.eyJpc3MiOiJzdXBhYmFzZSIsInJlZiI6ImphcXd2aXV4aHhzeHlwbWZmZWNlIiwicm9sZSI6ImFub24iLCJpYXQiOjE3NDQxMzAwNDUsImV4cCI6MjA1OTcwNjA0NX0.XKL6gf08RDWMSPYCdCkAIpx8jViH3UdD0D7Ie24Qs0A</text:p>
      <text:p text:style-name="P8"/>
      <text:p text:style-name="P8"><text:span text:style-name="T9">Supabase </text:span>service role secret key : eyJhbGciOiJIUzI1NiIsInR5cCI6IkpXVCJ9.eyJpc3MiOiJzdXBhYmFzZSIsInJlZiI6ImphcXd2aXV4aH<text:soft-page-break/>hzeHlwbWZmZWNlIiwicm9sZSI6InNlcnZpY2Vfcm9sZSIsImlhdCI6MTc0NDEzMDA0NSwiZXhwIjoyMDU5NzA2MDQ1fQ._2gI4AM5T8SGzzCk_hPIMPDuxBF1aGx0x17ljp5dgtI</text:p>
      <text:p text:style-name="P5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00:19:58.586912117</meta:creation-date>
    <dc:date>2025-04-08T21:11:03.677773552</dc:date>
    <meta:editing-duration>PT1H54M16S</meta:editing-duration>
    <meta:editing-cycles>7</meta:editing-cycles>
    <meta:generator>LibreOffice/24.8.5.2$Linux_X86_64 LibreOffice_project/480$Build-2</meta:generator>
    <meta:document-statistic meta:table-count="1" meta:image-count="0" meta:object-count="0" meta:page-count="5" meta:paragraph-count="117" meta:word-count="798" meta:character-count="6272" meta:non-whitespace-character-count="5598"/>
  </office:meta>
</office:document-meta>
</file>